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5" style:family="paragraph" style:parent-style-name="Standard">
      <style:paragraph-properties fo:margin-top="0in" fo:margin-bottom="0in" style:contextual-spacing="false" fo:text-align="justify" style:justify-single-word="false"/>
      <style:text-properties style:font-name="Georgia" officeooo:rsid="020dc622" officeooo:paragraph-rsid="020dc622"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style:style style:name="T469" style:family="text">
      <style:text-properties officeooo:rsid="0201298c"/>
    </style:style>
    <style:style style:name="T470" style:family="text">
      <style:text-properties officeooo:rsid="0202aab7"/>
    </style:style>
    <style:style style:name="T471" style:family="text">
      <style:text-properties officeooo:rsid="02031275"/>
    </style:style>
    <style:style style:name="T472" style:family="text">
      <style:text-properties officeooo:rsid="020405d3"/>
    </style:style>
    <style:style style:name="T473" style:family="text">
      <style:text-properties officeooo:rsid="0204d382"/>
    </style:style>
    <style:style style:name="T474" style:family="text">
      <style:text-properties officeooo:rsid="0205afa3"/>
    </style:style>
    <style:style style:name="T475" style:family="text">
      <style:text-properties officeooo:rsid="0206f58a"/>
    </style:style>
    <style:style style:name="T476" style:family="text">
      <style:text-properties officeooo:rsid="0207a483"/>
    </style:style>
    <style:style style:name="T477" style:family="text">
      <style:text-properties officeooo:rsid="020812e6"/>
    </style:style>
    <style:style style:name="T478" style:family="text">
      <style:text-properties officeooo:rsid="0208f16e"/>
    </style:style>
    <style:style style:name="T479" style:family="text">
      <style:text-properties officeooo:rsid="020ae46b"/>
    </style:style>
    <style:style style:name="T480" style:family="text">
      <style:text-properties officeooo:rsid="020ca7d0"/>
    </style:style>
    <style:style style:name="T481" style:family="text">
      <style:text-properties officeooo:rsid="020d0b66"/>
    </style:style>
    <style:style style:name="T482" style:family="text">
      <style:text-properties officeooo:rsid="020e4e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text:span><text:span text:style-name="T469">C</text:span><text:span text:style-name="T468">hief goes back? Honestly? You have to wait around nine months for him to show up? That’s ridiculous.”</text:span></text:p>
      <text:p text:style-name="P62"><text:s text:c="5"/><text:span text:style-name="T468">Russ nodded. “Maybe, but it’s all we’ve got.”</text:span></text:p>
      <text:p text:style-name="P62"><text:s text:c="5"/><text:span text:style-name="T469">Russ stepped to the center of the room. “I’ll be back.” He opened a vortex and stepped into time.</text:span></text:p>
      <text:p text:style-name="P62"><text:s text:c="5"/><text:span text:style-name="T469">Stepping out of the vortex, Russ saw Chicago of 2012. </text:span><text:span text:style-name="T470">Nothing crazy was happening thankfully. He decided he needed to get work and fast. He couldn’t sleep on the street during winter that much was certain.</text:span></text:p>
      <text:p text:style-name="P62"><text:s text:c="5"/><text:span text:style-name="T471">Russ wondered where Chief would arrive in nine months. He had the time to try and guess </text:span><text:span text:style-name="T472">that was for sure.</text:span></text:p>
      <text:p text:style-name="P62"><text:s text:c="5"/><text:span text:style-name="T473">Nine months would come and go quickly. Russ wanted to hit the ground running as it were.</text:span></text:p>
      <text:p text:style-name="P62"><text:s text:c="5"/><text:span text:style-name="T474">Finding a mission, Russ had a place to stay for the night. He would find work in the morning.</text:span></text:p>
      <text:p text:style-name="P62"><text:s text:c="5"/>“<text:span text:style-name="T474">And who might you be?” A man asked Russ as he walked in.</text:span></text:p>
      <text:p text:style-name="P62"><text:s text:c="5"/><text:span text:style-name="T474">Russ looked at the man “Russ.” He said.</text:span></text:p>
      <text:p text:style-name="P62"><text:s text:c="5"/>“<text:span text:style-name="T474">No last name?”</text:span></text:p>
      <text:p text:style-name="P62"><text:s text:c="5"/><text:span text:style-name="T474">Russ shook his head. “Just Russ.”</text:span></text:p>
      <text:p text:style-name="P62"><text:s text:c="5"/>“<text:span text:style-name="T474">Suit yourself.” The man said. “You get three square meals a day here, the line starts at six pm. First come first serve.” He paused. “You sure you need this place? You’re dressed rather...warm.”</text:span></text:p>
      <text:p text:style-name="P62"><text:s text:c="5"/><text:span text:style-name="T474">Russ nodded. “Yeah, just for the night. Tomorrow I’ll be gone.”</text:span></text:p>
      <text:p text:style-name="P62"><text:s text:c="5"/>“<text:span text:style-name="T475">Suit yourself.” The man said. “Here’s a towel, don’t lose it. You lose it you buy it.”</text:span></text:p>
      <text:p text:style-name="P62"><text:s text:c="5"/>“<text:span text:style-name="T475">Understood.” Russ agreed.</text:span></text:p>
      <text:p text:style-name="P62"><text:s text:c="5"/><text:span text:style-name="T476">He walked down a main hallway towards a set of doors which led to several other doors. Russ opened </text:span><text:soft-page-break/><text:span text:style-name="T476">a door and decided that’s where he would spend his first night in the past.</text:span></text:p>
      <text:p text:style-name="P62"><text:s text:c="5"/><text:span text:style-name="T476">Inside the small room was a sink, a cot, and a toilet. Not much wiggle room, but if you’re asking for a handout you better accept the handout. Russ wondered why he didn’t bring along some money. Something to get him by for a while, that would have been the smart thing. He guessed he was just too quick on the draw tracking down Chief that he wasn’t thinking.</text:span></text:p>
      <text:p text:style-name="P62"><text:s text:c="5"/><text:span text:style-name="T476">Great, Russ thought, there’s two of us not thinking today clearly. He wondered what motivated Chief to leave. What would make a man who made time travel his business just up and leave one night? It didn’t make sense to Russ.</text:span></text:p>
      <text:p text:style-name="P62"><text:s text:c="5"/><text:span text:style-name="T477">Sitting down on the cot, Russ decided to get comfy for the night. He took off his jacket and laid it at the foot of the cot.</text:span></text:p>
      <text:p text:style-name="P62"><text:s text:c="5"/><text:span text:style-name="T477">His shoes were the next to go. Time traveling tended to mess with Russ’s feet. </text:span><text:span text:style-name="T478">He wasn’t sure why, just that his feet tend to hurt when he time traveled. </text:span><text:span text:style-name="T479">Oh well, he thought, he could get some new shoes in a few days if he really needed them.</text:span></text:p>
      <text:p text:style-name="P62"><text:s text:c="5"/><text:span text:style-name="T479">Laying down on the cot, Russ closed his eyes. It was close to his bedtime. Sleep would do him some good.</text:span></text:p>
      <text:p text:style-name="P62"><text:s text:c="5"/><text:span text:style-name="T480">Russ would dream nightmares that night. Nightmares of time travels past where things just didn’t work out for him. He would dream about Chief and Alice, wondering what would happen to their future. Russ would simply dream.</text:span></text:p>
      <text:p text:style-name="P62"><text:s text:c="5"/><text:span text:style-name="T481">One dream in particular that would freak Russ out was the fact that he died along with Chief in a terrible fire at the complex. He could see his own funeral as if he were a guest visiting it.</text:span></text:p>
      <text:p text:style-name="P62"><text:soft-page-break/><text:s text:c="5"/><text:span text:style-name="T481">Russ shook in his sleep. His sleep pattern was off. Stress emerged from its little bubble inside his brain and wouldn’t let go. Russ tossed and turned that night waking up every hour on the hour. Only to go back to sleep and return to the previous nightmare he had originally woken from.</text:span></text:p>
      <text:p text:style-name="P62"><text:s text:c="5"/><text:span text:style-name="T481">It was pure hell.</text:span></text:p>
      <text:p text:style-name="P62"><text:s text:c="5"/><text:span text:style-name="T481">Russ hated it.</text:span></text:p>
      <text:p text:style-name="P62"/>
      <text:p text:style-name="P65">Chapter Twenty</text:p>
      <text:p text:style-name="P65"/>
      <text:p text:style-name="P65"><text:s text:c="5"/><text:span text:style-name="T482">Russ woke up the next morning in a cold sweat. He looked around. It took a moment for him to remember where and when he wa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6T18:54:53.712000000</dc:date>
    <meta:editing-cycles>516</meta:editing-cycles>
    <meta:generator>LibreOffice/7.4.1.2$Windows_X86_64 LibreOffice_project/3c58a8f3a960df8bc8fd77b461821e42c061c5f0</meta:generator>
    <meta:editing-duration>PT15H15M1S</meta:editing-duration>
    <meta:document-statistic meta:table-count="0" meta:image-count="0" meta:object-count="0" meta:page-count="76" meta:paragraph-count="978" meta:word-count="19029" meta:character-count="107369" meta:non-whitespace-character-count="84640"/>
  </office:meta>
</office:document-meta>
</file>